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end="Arrow" draw:marker-end-width="0.3cm" draw:fill="solid" draw:fill-color="#99cc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9.685cm" svg:height="13.335cm" svg:x="0.635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905cm" svg:x="1.27cm" svg:y="3.175cm">
          <text:p text:style-name="P2">Ki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905cm" svg:x="4.445cm" svg:y="3.175cm">
          <text:p text:style-name="P2">rou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905cm" svg:x="7.62cm" svg:y="3.175cm">
          <text:p text:style-name="P2">ds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905cm" svg:x="17.78cm" svg:y="3.175cm">
          <text:p text:style-name="P2">anycast</text:p>
          <text:p text:style-name="P2">rela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905cm" svg:x="10.795cm" svg:y="3.175cm">
          <text:p text:style-name="P2">tool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905cm" svg:x="13.97cm" svg:y="3.175cm">
          <text:p text:style-name="P2">tool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415cm" svg:height="1.905cm" svg:x="1.27cm" svg:y="19.685cm">
          <text:p text:style-name="P2">misc libr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3.175cm" svg:x="15.24cm" svg:y="15.24cm">
          <text:p text:style-name="P2">message</text:p>
          <text:p text:style-name="P2">libr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175cm" svg:x="1.27cm" svg:y="15.24cm">
          <text:p text:style-name="P2">storage</text:p>
          <text:p text:style-name="P2">libr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3.175cm" svg:x="5.715cm" svg:y="15.24cm">
          <text:p text:style-name="P2">evidence</text:p>
          <text:p text:style-name="P2">meta</text:p>
          <text:p text:style-name="P2">libr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175cm" svg:x="10.795cm" svg:y="15.24cm">
          <text:p text:style-name="P2">evidence</text:p>
          <text:p text:style-name="P2">tree</text:p>
          <text:p text:style-name="P2">libr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875cm" svg:height="3.81cm" svg:x="1.27cm" svg:y="10.16cm">
          <text:p text:style-name="P2">module library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2.54cm" svg:x="12.065cm" svg:y="22.86cm">
          <text:p text:style-name="P2">tree</text:p>
          <text:p text:style-name="P2">module 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2.54cm" svg:x="15.875cm" svg:y="22.86cm">
          <text:p text:style-name="P2">tree</text:p>
          <text:p text:style-name="P2">module</text:p>
          <text:p text:style-name="P2">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54cm" svg:y1="5.08cm" svg:x2="2.54cm" svg:y2="10.16cm">
          <text:p/>
        </draw:line>
        <draw:line draw:style-name="gr5" draw:text-style-name="P1" draw:layer="layout" svg:x1="5.715cm" svg:y1="5.08cm" svg:x2="5.715cm" svg:y2="10.16cm">
          <text:p/>
        </draw:line>
        <draw:line draw:style-name="gr5" draw:text-style-name="P1" draw:layer="layout" svg:x1="8.89cm" svg:y1="5.08cm" svg:x2="8.89cm" svg:y2="10.16cm">
          <text:p/>
        </draw:line>
        <draw:line draw:style-name="gr5" draw:text-style-name="P1" draw:layer="layout" svg:x1="12.065cm" svg:y1="5.08cm" svg:x2="12.065cm" svg:y2="10.16cm">
          <text:p/>
        </draw:line>
        <draw:line draw:style-name="gr5" draw:text-style-name="P1" draw:layer="layout" svg:x1="15.24cm" svg:y1="5.08cm" svg:x2="15.24cm" svg:y2="10.16cm">
          <text:p/>
        </draw:line>
        <draw:line draw:style-name="gr5" draw:text-style-name="P1" draw:layer="layout" svg:x1="19.05cm" svg:y1="5.08cm" svg:x2="19.05cm" svg:y2="15.24cm">
          <text:p/>
        </draw:line>
        <draw:line draw:style-name="gr6" draw:text-style-name="P1" draw:layer="layout" svg:x1="2.54cm" svg:y1="13.97cm" svg:x2="2.54cm" svg:y2="15.24cm">
          <text:p/>
        </draw:line>
        <draw:line draw:style-name="gr6" draw:text-style-name="P1" draw:layer="layout" svg:x1="7.62cm" svg:y1="13.97cm" svg:x2="7.62cm" svg:y2="15.24cm">
          <text:p/>
        </draw:line>
        <draw:line draw:style-name="gr6" draw:text-style-name="P1" draw:layer="layout" svg:x1="12.065cm" svg:y1="13.97cm" svg:x2="12.065cm" svg:y2="15.24cm">
          <text:p/>
        </draw:line>
        <draw:line draw:style-name="gr5" draw:text-style-name="P1" draw:layer="layout" svg:x1="16.51cm" svg:y1="13.97cm" svg:x2="16.51cm" svg:y2="15.24cm">
          <text:p/>
        </draw:line>
        <draw:line draw:style-name="gr6" draw:text-style-name="P1" draw:layer="layout" svg:x1="3.175cm" svg:y1="18.415cm" svg:x2="3.175cm" svg:y2="19.685cm">
          <text:p/>
        </draw:line>
        <draw:line draw:style-name="gr6" draw:text-style-name="P1" draw:layer="layout" svg:x1="7.62cm" svg:y1="18.415cm" svg:x2="7.62cm" svg:y2="19.685cm">
          <text:p/>
        </draw:line>
        <draw:line draw:style-name="gr6" draw:text-style-name="P1" draw:layer="layout" svg:x1="12.7cm" svg:y1="18.415cm" svg:x2="12.7cm" svg:y2="19.685cm">
          <text:p/>
        </draw:line>
        <draw:line draw:style-name="gr6" draw:text-style-name="P1" draw:layer="layout" svg:x1="17.145cm" svg:y1="18.415cm" svg:x2="17.145cm" svg:y2="19.685cm">
          <text:p/>
        </draw:line>
        <draw:line draw:style-name="gr5" draw:text-style-name="P1" draw:layer="layout" svg:x1="13.335cm" svg:y1="18.415cm" svg:x2="13.335cm" svg:y2="22.86cm">
          <text:p/>
        </draw:line>
        <draw:line draw:style-name="gr5" draw:text-style-name="P1" draw:layer="layout" svg:x1="14.605cm" svg:y1="18.415cm" svg:x2="16.51cm" svg:y2="22.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ob</meta:initial-creator>
    <meta:creation-date>2007-03-22T10:25:16</meta:creation-date>
    <dc:creator>rob</dc:creator>
    <dc:date>2007-03-22T12:21:12</dc:date>
    <dc:language>en-US</dc:language>
    <meta:editing-cycles>3</meta:editing-cycles>
    <meta:editing-duration>PT54M14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